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1" style:family="text">
      <style:text-properties officeooo:rsid="0017695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line-break/><text:span text:style-name="T1">Bedeutung der Flags mit Bezugs zum FSW in der Tabelle Per_Rolle<text:line-break/><text:line-break/>1) roll_hs_fsw<text:line-break/><text:line-break/>Wurde auf Wunsch von M. Gertsch als FSW Selektionskriterium eingefügt.<text:line-break/>Handhabung:<text:line-break/>- Das Merkmal fsw-Flag erhält (in der Datenbank der String fsw) wer auf der Personenseite der FSW erscheinen soll.<text:line-break/>- soll eine Person keinen Bezug zum FSW haben (alle diejenigen die eine Abschlussarbeit/Diss bei einem FSW Betreuer schreiben), wird auf der Oberfläche 'kein' Button aktiviert (der default Fall bei der Aufnahme einer Rolle) oder, wenn einer der beiden Button bereits gesetzt worden ist, muss der HS Button aktiviert werden, damit die Person keinen Bezug zum FSW mehr hat und nicht auf der Personenseite erscheint.<text:line-break/>Aktuell kann man einen einmal gesetzten Status nicht mehr als 'nicht markiert' (der Defaultfall) zurücksetzen.<text:line-break/><text:line-break/><text:line-break/>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2T22:58:04.335156599</meta:creation-date>
    <dc:date>2014-11-12T23:06:29.692358015</dc:date>
    <meta:editing-duration>P0D</meta:editing-duration>
    <meta:editing-cycles>1</meta:editing-cycles>
    <meta:document-statistic meta:table-count="0" meta:image-count="0" meta:object-count="0" meta:page-count="1" meta:paragraph-count="1" meta:word-count="123" meta:character-count="809" meta:non-whitespace-character-count="679"/>
    <meta:generator>LibreOffice/4.2.7.2$Linux_X86_64 LibreOffice_project/420m0$Build-2</meta:generator>
  </office:meta>
</office:document-meta>
</file>